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3BA0471645C9BF5ABF4.png" manifest:media-type="image/png"/>
  <manifest:file-entry manifest:full-path="Pictures/1000000000000780000003BA8448D01EECA62B0D.png" manifest:media-type="image/png"/>
  <manifest:file-entry manifest:full-path="Pictures/1000000000000780000003BA4B0371F03AAADD90.png" manifest:media-type="image/png"/>
  <manifest:file-entry manifest:full-path="Pictures/1000000000000780000003BA3E9EA4309723B642.png" manifest:media-type="image/png"/>
  <manifest:file-entry manifest:full-path="Pictures/1000000000000780000003BA231D3AA68D305FD9.png" manifest:media-type="image/png"/>
  <manifest:file-entry manifest:full-path="Pictures/1000000000000780000003BA3FEC0A1857B59B0D.png" manifest:media-type="image/png"/>
  <manifest:file-entry manifest:full-path="Pictures/1000000000000780000003BA527B302ADCFA85DB.png" manifest:media-type="image/png"/>
  <manifest:file-entry manifest:full-path="Pictures/1000000000000780000003BA7E4E73E06A7B83BF.png" manifest:media-type="image/png"/>
  <manifest:file-entry manifest:full-path="Pictures/1000000000000780000003BAF9476A3B512F315B.png" manifest:media-type="image/png"/>
  <manifest:file-entry manifest:full-path="Pictures/1000000000000780000003BA5BDE23AC8BACE107.png" manifest:media-type="image/png"/>
  <manifest:file-entry manifest:full-path="Pictures/1000000000000780000003BA3E87EB9B5E316AB8.png" manifest:media-type="image/png"/>
  <manifest:file-entry manifest:full-path="Pictures/1000000000000780000003BAC13A6BC68672A4BC.png" manifest:media-type="image/png"/>
  <manifest:file-entry manifest:full-path="Pictures/1000000000000780000003BA7BE3897156D87947.png" manifest:media-type="image/png"/>
  <manifest:file-entry manifest:full-path="Pictures/1000000000000780000003BAC9DF8BA39A8818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2e760" officeooo:paragraph-rsid="0012e760"/>
    </style:style>
    <style:style style:name="P2" style:family="paragraph" style:parent-style-name="Text_20_body">
      <style:text-properties officeooo:rsid="0012e760" officeooo:paragraph-rsid="0012e760"/>
    </style:style>
    <style:style style:name="P3" style:family="paragraph" style:parent-style-name="Text_20_body">
      <style:text-properties officeooo:rsid="0014d40f" officeooo:paragraph-rsid="0014d40f"/>
    </style:style>
    <style:style style:name="P4" style:family="paragraph" style:parent-style-name="Text_20_body">
      <style:text-properties style:text-underline-style="solid" style:text-underline-width="auto" style:text-underline-color="font-color" officeooo:rsid="0014d40f" officeooo:paragraph-rsid="0014d40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71cm, 31.007cm, 9.63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787cm, 33.524cm, 15.07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618cm, 31.859cm, 14.05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658cm, 29.898cm, 14.02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701cm, 36.662cm, 10.32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76cm, 25.095cm, 7.57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674cm, 31.589cm, 14.26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2.766cm, 32.974cm, 14.62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2.771cm, 23.948cm, 13.838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2.725cm, 27.712cm, 10.883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horizontal-pos="center" style:horizontal-rel="paragraph" style:mirror="none" fo:clip="rect(2.731cm, 27.624cm, 7.11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2.69cm, 26.566cm, 13.91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mirror="none" fo:clip="rect(2.722cm, 27.875cm, 4.115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style:mirror="none" fo:clip="rect(2.695cm, 29.296cm, 2.93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uía 1</text:p>
      <text:p text:style-name="Subtitle">Programación I</text:p>
      <text:p text:style-name="P1"/>
      <text:p text:style-name="P1">1.</text:p>
      <text:p text:style-name="P1"><draw:frame draw:style-name="fr1" draw:name="Imagen1" text:anchor-type="paragraph" svg:x="-0.231cm" svg:y="0.212cm" svg:width="18.784cm" svg:height="12.176cm" draw:z-index="0"><draw:image xlink:href="Pictures/1000000000000780000003BA527B302ADCFA85D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</text:p>
      <text:p text:style-name="P1"><draw:frame draw:style-name="fr2" draw:name="Imagen2" text:anchor-type="paragraph" svg:x="0.866cm" svg:y="-0.22cm" svg:width="14.423cm" svg:height="6.158cm" draw:z-index="7"><draw:image xlink:href="Pictures/1000000000000780000003BA3E9EA4309723B642.png" xlink:type="simple" xlink:show="embed" xlink:actuate="onLoad"/></draw:frame>3.</text:p>
      <text:p text:style-name="P1"><draw:frame draw:style-name="fr9" draw:name="Imagen3" text:anchor-type="as-char" svg:width="18.403cm" svg:height="5.913cm" draw:z-index="8"><draw:image xlink:href="Pictures/1000000000000780000003BA3FEC0A1857B59B0D.png" xlink:type="simple" xlink:show="embed" xlink:actuate="onLoad"/></draw:frame>4.</text:p>
      <text:p text:style-name="P1"><draw:frame draw:style-name="fr10" draw:name="Imagen4" text:anchor-type="as-char" svg:width="16.473cm" svg:height="8.297cm" draw:z-index="9"><draw:image xlink:href="Pictures/1000000000000780000003BAC13A6BC68672A4BC.png" xlink:type="simple" xlink:show="embed" xlink:actuate="onLoad"/></draw:frame></text:p>
      <text:p text:style-name="P1"/>
      <text:p text:style-name="P1"><text:soft-page-break/>5.</text:p>
      <text:p text:style-name="P1"><draw:frame draw:style-name="fr11" draw:name="Imagen5" text:anchor-type="as-char" svg:width="13.644cm" svg:height="9.063cm" draw:z-index="13"><draw:image xlink:href="Pictures/1000000000000780000003BA5BDE23AC8BACE107.png" xlink:type="simple" xlink:show="embed" xlink:actuate="onLoad"/></draw:frame></text:p>
      <text:p text:style-name="P1">6.</text:p>
      <text:p text:style-name="P1"><draw:frame draw:style-name="fr12" draw:name="Imagen6" text:anchor-type="as-char" svg:width="16.106cm" svg:height="5.734cm" draw:z-index="12"><draw:image xlink:href="Pictures/1000000000000780000003BA7E4E73E06A7B83BF.png" xlink:type="simple" xlink:show="embed" xlink:actuate="onLoad"/></draw:frame></text:p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4"/>
      <text:p text:style-name="P1"><text:soft-page-break/>7.</text:p>
      <text:p text:style-name="P1"><draw:frame draw:style-name="fr13" draw:name="Imagen7" text:anchor-type="as-char" svg:width="12.568cm" svg:height="10.088cm" draw:z-index="11"><draw:image xlink:href="Pictures/1000000000000780000003BA231D3AA68D305FD9.png" xlink:type="simple" xlink:show="embed" xlink:actuate="onLoad"/></draw:frame></text:p>
      <text:p text:style-name="P1">8.</text:p>
      <text:p text:style-name="P1"><draw:frame draw:style-name="fr14" draw:name="Imagen8" text:anchor-type="as-char" svg:width="10.64cm" svg:height="9.7cm" draw:z-index="10"><draw:image xlink:href="Pictures/1000000000000780000003BAF9476A3B512F315B.png" xlink:type="simple" xlink:show="embed" xlink:actuate="onLoad"/></draw:frame></text:p>
      <text:p text:style-name="P1"/>
      <text:p text:style-name="P1"/>
      <text:p text:style-name="P1"><text:soft-page-break/></text:p>
      <text:p text:style-name="P1">9.</text:p>
      <text:p text:style-name="P1"><draw:frame draw:style-name="fr3" draw:name="Imagen9" text:anchor-type="paragraph" svg:width="14.75cm" svg:height="6.671cm" draw:z-index="1"><draw:image xlink:href="Pictures/1000000000000780000003BA7BE3897156D87947.png" xlink:type="simple" xlink:show="embed" xlink:actuate="onLoad"/></draw:frame>10.</text:p>
      <text:p text:style-name="P1"><draw:frame draw:style-name="fr4" draw:name="Imagen10" text:anchor-type="paragraph" svg:width="16.886cm" svg:height="6.913cm" draw:z-index="2"><draw:image xlink:href="Pictures/1000000000000780000003BAC9DF8BA39A88186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11.</text:p>
      <text:p text:style-name="P1"><draw:frame draw:style-name="fr5" draw:name="Imagen11" text:anchor-type="paragraph" svg:width="11.259cm" svg:height="9.724cm" draw:z-index="3"><draw:image xlink:href="Pictures/1000000000000780000003BA4B0371F03AAADD90.png" xlink:type="simple" xlink:show="embed" xlink:actuate="onLoad"/></draw:frame>12.</text:p>
      <text:p text:style-name="P1"><draw:frame draw:style-name="fr6" draw:name="Imagen12" text:anchor-type="paragraph" svg:width="16.843cm" svg:height="9.765cm" draw:z-index="4"><draw:image xlink:href="Pictures/1000000000000780000003BA3E87EB9B5E316AB8.png" xlink:type="simple" xlink:show="embed" xlink:actuate="onLoad"/></draw:frame></text:p>
      <text:p text:style-name="P1"/>
      <text:p text:style-name="P1"><text:soft-page-break/></text:p>
      <text:p text:style-name="P1">13.</text:p>
      <text:p text:style-name="P1"><draw:frame draw:style-name="fr7" draw:name="Imagen13" text:anchor-type="paragraph" svg:width="14.831cm" svg:height="6.408cm" draw:z-index="5"><draw:image xlink:href="Pictures/1000000000000780000003BA8448D01EECA62B0D.png" xlink:type="simple" xlink:show="embed" xlink:actuate="onLoad"/></draw:frame>14.</text:p>
      <text:p text:style-name="P1"><draw:frame draw:style-name="fr8" draw:name="Imagen14" text:anchor-type="paragraph" svg:width="15.572cm" svg:height="6.853cm" draw:z-index="6"><draw:image xlink:href="Pictures/1000000000000780000003BA0471645C9BF5ABF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9:12:48.703261581</meta:creation-date>
    <dc:date>2018-03-27T00:12:07.707091530</dc:date>
    <meta:editing-duration>PT8M53S</meta:editing-duration>
    <meta:editing-cycles>2</meta:editing-cycles>
    <meta:generator>LibreOffice/5.1.6.2$Linux_X86_64 LibreOffice_project/10m0$Build-2</meta:generator>
    <meta:document-statistic meta:table-count="0" meta:image-count="14" meta:object-count="0" meta:page-count="7" meta:paragraph-count="21" meta:word-count="18" meta:character-count="53" meta:non-whitespace-character-count="51"/>
  </office:meta>
</office:document-meta>
</file>